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3f7f7f"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7f007f" style:font-name="Monospace" fo:font-size="10pt" style:font-size-asian="10pt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2a00ff" style:font-name="Monospace" fo:font-size="10pt" fo:font-style="italic" style:font-size-asian="10pt" style:font-style-asian="italic"/>
    </style:style>
    <style:style style:name="T8" style:family="text">
      <style:text-properties fo:color="#3f5fbf" style:font-name="Monospace" fo:font-size="10pt" style:font-size-asian="10pt"/>
    </style:style>
    <style:style style:name="T9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project</text:span><text:span text:style-name="T3"> </text:span><text:span text:style-name="T4">xmlns</text:span><text:span text:style-name="T5">=</text:span><text:span text:style-name="T7">"http://maven.apache.org/POM/4.0.0"</text:span><text:span text:style-name="T3"> </text:span><text:span text:style-name="T4">xmlns:xsi</text:span><text:span text:style-name="T5">=</text:span><text:span text:style-name="T7">"http://www.w3.org/2001/XMLSchema-instance"</text:span></text:p>
      <text:p text:style-name="P1"><text:span text:style-name="T3"><text:tab/></text:span><text:span text:style-name="T4">xsi:schemaLocation</text:span><text:span text:style-name="T5">=</text:span><text:span text:style-name="T7">"http://maven.apache.org/POM/4.0.0 http://maven.apache.org/xsd/maven-4.0.0.xsd"</text:span><text:span text:style-name="T1">&gt;</text:span></text:p>
      <text:p text:style-name="P1"><text:span text:style-name="T5"><text:tab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<text:p text:style-name="P1"><text:span text:style-name="T5"><text:tab/></text:span><text:span text:style-name="T1">&lt;</text:span><text:span text:style-name="T2">groupId</text:span><text:span text:style-name="T1">&gt;</text:span><text:span text:style-name="T5">KEONICS-ERP1.0</text:span><text:span text:style-name="T1">&lt;/</text:span><text:span text:style-name="T2">groupId</text:span><text:span text:style-name="T1">&gt;</text:span></text:p>
      <text:p text:style-name="P1"><text:span text:style-name="T5"><text:tab/></text:span><text:span text:style-name="T1">&lt;</text:span><text:span text:style-name="T2">artifactId</text:span><text:span text:style-name="T1">&gt;</text:span><text:span text:style-name="T5">KEONICS-ERP1.0</text:span><text:span text:style-name="T1">&lt;/</text:span><text:span text:style-name="T2">artifactId</text:span><text:span text:style-name="T1">&gt;</text:span></text:p>
      <text:p text:style-name="P1"><text:span text:style-name="T5"><text:tab/></text:span><text:span text:style-name="T1">&lt;</text:span><text:span text:style-name="T2">version</text:span><text:span text:style-name="T1">&gt;</text:span><text:span text:style-name="T5">0.0.1-SNAPSHOT</text:span><text:span text:style-name="T1">&lt;/</text:span><text:span text:style-name="T2">version</text:span><text:span text:style-name="T1">&gt;</text:span></text:p>
      <text:p text:style-name="P1"><text:span text:style-name="T5"><text:tab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<text:p text:style-name="P2"/>
      <text:p text:style-name="P1"><text:span text:style-name="T5"><text:tab/></text:span><text:span text:style-name="T8">&lt;!-- Repository path --&gt;</text:span></text:p>
      <text:p text:style-name="P1"><text:span text:style-name="T5"><text:tab/></text:span><text:span text:style-name="T1">&lt;</text:span><text:span text:style-name="T2">repositories</text:span><text:span text:style-name="T1">&gt;</text:span></text:p>
      <text:p text:style-name="P1"><text:span text:style-name="T5"><text:tab/><text:tab/></text:span><text:span text:style-name="T1">&lt;</text:span><text:span text:style-name="T2">repository</text:span><text:span text:style-name="T1">&gt;</text:span></text:p>
      <text:p text:style-name="P1"><text:span text:style-name="T5"><text:tab/><text:tab/><text:tab/></text:span><text:span text:style-name="T1">&lt;</text:span><text:span text:style-name="T2">id</text:span><text:span text:style-name="T1">&gt;</text:span><text:span text:style-name="T6">pentaho</text:span><text:span text:style-name="T5">-releases</text:span><text:span text:style-name="T1">&lt;/</text:span><text:span text:style-name="T2">id</text:span><text:span text:style-name="T1">&gt;</text:span></text:p>
      <text:p text:style-name="P1"><text:span text:style-name="T5"><text:tab/><text:tab/><text:tab/></text:span><text:span text:style-name="T1">&lt;</text:span><text:span text:style-name="T2">url</text:span><text:span text:style-name="T1">&gt;</text:span><text:span text:style-name="T5">http://repository.pentaho.org/artifactory/repo/</text:span><text:span text:style-name="T1">&lt;/</text:span><text:span text:style-name="T2">url</text:span><text:span text:style-name="T1">&gt;</text:span></text:p>
      <text:p text:style-name="P1"><text:span text:style-name="T5"><text:tab/><text:tab/></text:span><text:span text:style-name="T1">&lt;/</text:span><text:span text:style-name="T2">repository</text:span><text:span text:style-name="T1">&gt;</text:span></text:p>
      <text:p text:style-name="P1"><text:span text:style-name="T5"><text:tab/></text:span><text:span text:style-name="T1">&lt;/</text:span><text:span text:style-name="T2">repositories</text:span><text:span text:style-name="T1">&gt;</text:span></text:p>
      <text:p text:style-name="P2"/>
      <text:p text:style-name="P1"><text:span text:style-name="T5"><text:tab/></text:span><text:span text:style-name="T8">&lt;!-- Build Configuration --&gt;</text:span></text:p>
      <text:p text:style-name="P1"><text:span text:style-name="T5"><text:tab/></text:span><text:span text:style-name="T1">&lt;</text:span><text:span text:style-name="T2">build</text:span><text:span text:style-name="T1">&gt;</text:span></text:p>
      <text:p text:style-name="P1"><text:span text:style-name="T5"><text:tab/><text:tab/></text:span><text:span text:style-name="T1">&lt;</text:span><text:span text:style-name="T2">sourceDirectory</text:span><text:span text:style-name="T1">&gt;</text:span><text:span text:style-name="T6">src</text:span><text:span text:style-name="T1">&lt;/</text:span><text:span text:style-name="T2">sourceDirectory</text:span><text:span text:style-name="T1">&gt;</text:span></text:p>
      <text:p text:style-name="P1"><text:span text:style-name="T5"><text:tab/><text:tab/></text:span><text:span text:style-name="T1">&lt;</text:span><text:span text:style-name="T2">resources</text:span><text:span text:style-name="T1">&gt;</text:span></text:p>
      <text:p text:style-name="P1"><text:span text:style-name="T5"><text:tab/><text:tab/><text:tab/></text:span><text:span text:style-name="T1">&lt;</text:span><text:span text:style-name="T2">resource</text:span><text:span text:style-name="T1">&gt;</text:span></text:p>
      <text:p text:style-name="P1"><text:span text:style-name="T5"><text:tab/><text:tab/><text:tab/><text:tab/></text:span><text:span text:style-name="T1">&lt;</text:span><text:span text:style-name="T2">directory</text:span><text:span text:style-name="T1">&gt;</text:span><text:span text:style-name="T6">src</text:span><text:span text:style-name="T1">&lt;/</text:span><text:span text:style-name="T2">directory</text:span><text:span text:style-name="T1">&gt;</text:span></text:p>
      <text:p text:style-name="P1"><text:span text:style-name="T5"><text:tab/><text:tab/><text:tab/><text:tab/></text:span><text:span text:style-name="T1">&lt;</text:span><text:span text:style-name="T2">excludes</text:span><text:span text:style-name="T1">&gt;</text:span></text:p>
      <text:p text:style-name="P1"><text:span text:style-name="T5"><text:tab/><text:tab/><text:tab/><text:tab/><text:tab/></text:span><text:span text:style-name="T1">&lt;</text:span><text:span text:style-name="T2">exclude</text:span><text:span text:style-name="T1">&gt;</text:span><text:span text:style-name="T5">**/*.java</text:span><text:span text:style-name="T1">&lt;/</text:span><text:span text:style-name="T2">exclude</text:span><text:span text:style-name="T1">&gt;</text:span></text:p>
      <text:p text:style-name="P1"><text:span text:style-name="T5"><text:tab/><text:tab/><text:tab/><text:tab/></text:span><text:span text:style-name="T1">&lt;/</text:span><text:span text:style-name="T2">excludes</text:span><text:span text:style-name="T1">&gt;</text:span></text:p>
      <text:p text:style-name="P1"><text:span text:style-name="T5"><text:tab/><text:tab/><text:tab/></text:span><text:span text:style-name="T1">&lt;/</text:span><text:span text:style-name="T2">resource</text:span><text:span text:style-name="T1">&gt;</text:span></text:p>
      <text:p text:style-name="P1"><text:span text:style-name="T5"><text:tab/><text:tab/></text:span><text:span text:style-name="T1">&lt;/</text:span><text:span text:style-name="T2">resources</text:span><text:span text:style-name="T1">&gt;</text:span></text:p>
      <text:p text:style-name="P1"><text:span text:style-name="T5"><text:tab/><text:tab/></text:span><text:span text:style-name="T1">&lt;</text:span><text:span text:style-name="T2">plugins</text:span><text:span text:style-name="T1">&gt;</text:span></text:p>
      <text:p text:style-name="P1"><text:span text:style-name="T5"><text:tab/><text:tab/><text:tab/></text:span><text:span text:style-name="T1">&lt;</text:span><text:span text:style-name="T2">plugin</text:span><text:span text:style-name="T1">&gt;</text:span></text:p>
      <text:p text:style-name="P1"><text:span text:style-name="T5"><text:tab/><text:tab/><text:tab/><text:tab/></text:span><text:span text:style-name="T1">&lt;</text:span><text:span text:style-name="T2">artifactId</text:span><text:span text:style-name="T1">&gt;</text:span><text:span text:style-name="T6">maven</text:span><text:span text:style-name="T5">-compiler-</text:span><text:span text:style-name="T6">plugin</text:span><text:span text:style-name="T1">&lt;/</text:span><text:span text:style-name="T2">artifactId</text:span><text:span text:style-name="T1">&gt;</text:span></text:p>
      <text:p text:style-name="P1"><text:span text:style-name="T5"><text:tab/><text:tab/><text:tab/><text:tab/></text:span><text:span text:style-name="T1">&lt;</text:span><text:span text:style-name="T2">version</text:span><text:span text:style-name="T1">&gt;</text:span><text:span text:style-name="T5">3.5.1</text:span><text:span text:style-name="T1">&lt;/</text:span><text:span text:style-name="T2">version</text:span><text:span text:style-name="T1">&gt;</text:span></text:p>
      <text:p text:style-name="P1"><text:span text:style-name="T5"><text:tab/><text:tab/><text:tab/><text:tab/></text:span><text:span text:style-name="T1">&lt;</text:span><text:span text:style-name="T2">configuration</text:span><text:span text:style-name="T1">&gt;</text:span></text:p>
      <text:p text:style-name="P1"><text:span text:style-name="T5"><text:tab/><text:tab/><text:tab/><text:tab/><text:tab/></text:span><text:span text:style-name="T1">&lt;</text:span><text:span text:style-name="T2">source</text:span><text:span text:style-name="T1">&gt;</text:span><text:span text:style-name="T5">1.8</text:span><text:span text:style-name="T1">&lt;/</text:span><text:span text:style-name="T2">source</text:span><text:span text:style-name="T1">&gt;</text:span></text:p>
      <text:p text:style-name="P1"><text:span text:style-name="T5"><text:tab/><text:tab/><text:tab/><text:tab/><text:tab/></text:span><text:span text:style-name="T1">&lt;</text:span><text:span text:style-name="T2">target</text:span><text:span text:style-name="T1">&gt;</text:span><text:span text:style-name="T5">1.8</text:span><text:span text:style-name="T1">&lt;/</text:span><text:span text:style-name="T2">target</text:span><text:span text:style-name="T1">&gt;</text:span></text:p>
      <text:p text:style-name="P1"><text:span text:style-name="T5"><text:tab/><text:tab/><text:tab/><text:tab/></text:span><text:span text:style-name="T1">&lt;/</text:span><text:span text:style-name="T2">configuration</text:span><text:span text:style-name="T1">&gt;</text:span></text:p>
      <text:p text:style-name="P1"><text:span text:style-name="T5"><text:tab/><text:tab/><text:tab/></text:span><text:span text:style-name="T1">&lt;/</text:span><text:span text:style-name="T2">plugin</text:span><text:span text:style-name="T1">&gt;</text:span></text:p>
      <text:p text:style-name="P1"><text:span text:style-name="T5"><text:tab/><text:tab/><text:tab/></text:span><text:span text:style-name="T1">&lt;</text:span><text:span text:style-name="T2">plugin</text:span><text:span text:style-name="T1">&gt;</text:span></text:p>
      <text:p text:style-name="P1"><text:span text:style-name="T5"><text:tab/><text:tab/><text:tab/><text:tab/></text:span><text:span text:style-name="T1">&lt;</text:span><text:span text:style-name="T2">artifactId</text:span><text:span text:style-name="T1">&gt;</text:span><text:span text:style-name="T6">maven</text:span><text:span text:style-name="T5">-war-</text:span><text:span text:style-name="T6">plugin</text:span><text:span text:style-name="T1">&lt;/</text:span><text:span text:style-name="T2">artifactId</text:span><text:span text:style-name="T1">&gt;</text:span></text:p>
      <text:p text:style-name="P1"><text:span text:style-name="T5"><text:tab/><text:tab/><text:tab/><text:tab/></text:span><text:span text:style-name="T1">&lt;</text:span><text:span text:style-name="T2">version</text:span><text:span text:style-name="T1">&gt;</text:span><text:span text:style-name="T5">3.0.0</text:span><text:span text:style-name="T1">&lt;/</text:span><text:span text:style-name="T2">version</text:span><text:span text:style-name="T1">&gt;</text:span></text:p>
      <text:p text:style-name="P1"><text:span text:style-name="T5"><text:tab/><text:tab/><text:tab/><text:tab/></text:span><text:span text:style-name="T1">&lt;</text:span><text:span text:style-name="T2">configuration</text:span><text:span text:style-name="T1">&gt;</text:span></text:p>
      <text:p text:style-name="P1"><text:span text:style-name="T5"><text:tab/><text:tab/><text:tab/><text:tab/><text:tab/></text:span><text:span text:style-name="T1">&lt;</text:span><text:span text:style-name="T2">warSourceDirectory</text:span><text:span text:style-name="T1">&gt;</text:span><text:span text:style-name="T5">WebContent</text:span><text:span text:style-name="T1">&lt;/</text:span><text:span text:style-name="T2">warSourceDirectory</text:span><text:span text:style-name="T1">&gt;</text:span></text:p>
      <text:p text:style-name="P1"><text:span text:style-name="T5"><text:tab/><text:tab/><text:tab/><text:tab/></text:span><text:span text:style-name="T1">&lt;/</text:span><text:span text:style-name="T2">configuration</text:span><text:span text:style-name="T1">&gt;</text:span></text:p>
      <text:p text:style-name="P1"><text:span text:style-name="T5"><text:tab/><text:tab/><text:tab/></text:span><text:span text:style-name="T1">&lt;/</text:span><text:span text:style-name="T2">plugin</text:span><text:span text:style-name="T1">&gt;</text:span></text:p>
      <text:p text:style-name="P1"><text:span text:style-name="T5"><text:tab/><text:tab/></text:span><text:span text:style-name="T1">&lt;/</text:span><text:span text:style-name="T2">plugins</text:span><text:span text:style-name="T1">&gt;</text:span></text:p>
      <text:p text:style-name="P1"><text:span text:style-name="T5"><text:tab/></text:span><text:span text:style-name="T1">&lt;/</text:span><text:span text:style-name="T2">build</text:span><text:span text:style-name="T1">&gt;</text:span></text:p>
      <text:p text:style-name="P2"/>
      <text:p text:style-name="P1"><text:span text:style-name="T5"><text:tab/></text:span><text:span text:style-name="T8">&lt;!-- Add the Dependency here --&gt;</text:span></text:p>
      <text:p text:style-name="P2"/>
      <text:p text:style-name="P1"><text:span text:style-name="T5"><text:tab/></text:span><text:span text:style-name="T1">&lt;</text:span><text:span text:style-name="T2">dependencies</text:span><text:span text:style-name="T1">&gt;</text:span></text:p>
      <text:p text:style-name="P1"><text:span text:style-name="T5"><text:tab/><text:tab/></text:span><text:span text:style-name="T8">&lt;!-- Spring Related dependency --&gt;</text:span></text:p>
      <text:p text:style-name="P2"/>
      <text:p text:style-name="P2"/>
      <text:p text:style-name="P1"><text:span text:style-name="T5"><text:tab/><text:tab/></text:span><text:span text:style-name="T8">&lt;!-- https://mvnrepository.com/artifact/org.springframework/spring-aop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aop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5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oft-page-break/><text:span text:style-name="T5"><text:tab/><text:tab/></text:span><text:span text:style-name="T8">&lt;!-- https://mvnrepository.com/artifact/org.springframework/spring-asm --&gt;</text:span></text:p>
      <text:p text:style-name="P1"><text:span text:style-name="T5"><text:tab/><text:tab/></text:span><text:span text:style-name="T8">&lt;!-- &lt;dependency&gt; - &lt;groupId&gt;org.springframework&lt;/groupId&gt; &lt;artifactId&gt;spring-</text:span><text:span text:style-name="T9">asm</text:span><text:span text:style-name="T8">&lt;/artifactId&gt; </text:span></text:p>
      <text:p text:style-name="P1"><text:span text:style-name="T8"><text:tab/><text:tab/><text:tab/>&lt;version&gt;3.1.0.RELEASE&lt;/version&gt; &lt;/dependency&gt; --&gt;</text:span></text:p>
      <text:p text:style-name="P1"><text:span text:style-name="T5"><text:tab/><text:tab/></text:span><text:span text:style-name="T8">&lt;!-- https://mvnrepository.com/artifact/org.springframework/spring-aspect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aspect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7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bean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bean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contex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contex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context-suppor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context-suppor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core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cor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expression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expression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instrument-tomca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instrument-</text:span><text:span text:style-name="T6">tomca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4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jdbc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jdbc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</text:span><text:soft-page-break/><text:span text:style-name="T8">orm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orm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jm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jm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oxm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oxm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strut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strut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tes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tes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tx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tx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web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web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6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pringframework/spring-webmvc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webmvc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1.RELEAS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org.springframework/spring-webmvc-portle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pringframework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pring-</text:span><text:span text:style-name="T6">webmvc</text:span><text:span text:style-name="T5">-</text:span><text:span text:style-name="T6">portle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5</text:span><text:span text:style-name="T1">&lt;/</text:span><text:span text:style-name="T2">version</text:span><text:span text:style-name="T1">&gt;</text:span></text:p>
      <text:p text:style-name="P1"><text:soft-page-break/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</text:span><text:span text:style-name="T9">Servlet</text:span><text:span text:style-name="T8"> </text:span><text:span text:style-name="T9">api</text:span><text:span text:style-name="T8"> dependencie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javax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avaee</text:span><text:span text:style-name="T5">-web-</text:span><text:span text:style-name="T6">api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6.0</text:span><text:span text:style-name="T1">&lt;/</text:span><text:span text:style-name="T2">version</text:span><text:span text:style-name="T1">&gt;</text:span></text:p>
      <text:p text:style-name="P1"><text:span text:style-name="T5"><text:tab/><text:tab/><text:tab/></text:span><text:span text:style-name="T1">&lt;</text:span><text:span text:style-name="T2">scope</text:span><text:span text:style-name="T1">&gt;</text:span><text:span text:style-name="T5">provided</text:span><text:span text:style-name="T1">&lt;/</text:span><text:span text:style-name="T2">scope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javax.servlet/servlet-api --&gt;</text:span></text:p>
      <text:p text:style-name="P1"><text:span text:style-name="T5"><text:tab/><text:tab/></text:span><text:span text:style-name="T8">&lt;!-- https://mvnrepository.com/artifact/javax.servlet/javax.servlet-api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javax.servlet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javax.servlet-</text:span><text:span text:style-name="T6">api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0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JSTL tag </text:span><text:span text:style-name="T9">lib</text:span><text:span text:style-name="T8">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taglibs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tandard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1.2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javax.servlet/jstl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javax.servlet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stl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2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javax.servlet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stl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2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ANTLR AND ASM --&gt;</text:span></text:p>
      <text:p text:style-name="P2"/>
      <text:p text:style-name="P2"/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antlr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antlr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7.6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asm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asm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</text:span><text:span text:style-name="T9">cglib</text:span><text:span text:style-name="T8"> dependency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3p0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3p0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0.9.1.2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Common </text:span><text:span text:style-name="T9">utils</text:span><text:span text:style-name="T8">, file upload and download related </text:span><text:span text:style-name="T9">maven</text:span><text:span text:style-name="T8"> dependency --&gt;</text:span></text:p>
      <text:p text:style-name="P2"><text:soft-page-break/></text:p>
      <text:p text:style-name="P1"><text:span text:style-name="T5"><text:tab/><text:tab/></text:span><text:span text:style-name="T8">&lt;!-- https://mvnrepository.com/artifact/commons-beanutils/commons-beanutil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beanutils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beanutil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8.0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commons-codec/commons-codec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codec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codec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5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commons-collections/commons-collection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collections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collection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2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commons-digester/commons-digester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digester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digester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0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commons-fileupload/commons-fileupload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fileupload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fileupload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2.2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commons-io/commons-io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io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io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4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commons-validator/commons-validator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</text:span><text:span text:style-name="T6">validator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</text:span><text:span text:style-name="T6">validator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1.4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</text:span><text:span text:style-name="T9">servlet</text:span><text:span text:style-name="T8"> and </text:span><text:span text:style-name="T9">dom</text:span><text:span text:style-name="T8">, </text:span><text:span text:style-name="T9">dom</text:span><text:span text:style-name="T8"> is use for </text:span><text:span text:style-name="T9">xml</text:span><text:span text:style-name="T8"> related operations --&gt;</text:span></text:p>
      <text:p text:style-name="P2"/>
      <text:p text:style-name="P1"><text:span text:style-name="T5"><text:tab/><text:tab/></text:span><text:span text:style-name="T8">&lt;!-- https://mvnrepository.com/artifact/com.servlets/co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.servlets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co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05Nov2002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dom4j/dom4j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dom4j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dom4j</text:span><text:span text:style-name="T1">&lt;/</text:span><text:span text:style-name="T2">artifactId</text:span><text:span text:style-name="T1">&gt;</text:span></text:p>
      <text:p text:style-name="P1"><text:soft-page-break/><text:span text:style-name="T5"><text:tab/><text:tab/><text:tab/></text:span><text:span text:style-name="T1">&lt;</text:span><text:span text:style-name="T2">version</text:span><text:span text:style-name="T1">&gt;</text:span><text:span text:style-name="T5">1.6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for </text:span><text:span text:style-name="T9">echache</text:span><text:span text:style-name="T8"> dependency --&gt;</text:span></text:p>
      <text:p text:style-name="P1"><text:span text:style-name="T5"><text:tab/><text:tab/></text:span><text:span text:style-name="T8">&lt;!-- https://mvnrepository.com/artifact/net.sf.ehcache/ehcache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net.sf.ehcach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ehcach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2.3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</text:span><text:span text:style-name="T9">Hibernate</text:span><text:span text:style-name="T8"> and </text:span><text:span text:style-name="T9">groovy</text:span><text:span text:style-name="T8"> all --&gt;</text:span></text:p>
      <text:p text:style-name="P1"><text:span text:style-name="T5"><text:tab/><text:tab/></text:span><text:span text:style-name="T8">&lt;!-- https://mvnrepository.com/artifact/org.hibernate/ejb3-persistence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ejb3-persistenc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0.2.GA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codehaus.groovy/groovy-all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codehaus.groov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groovy</text:span><text:span text:style-name="T5">-all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2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Dependencies related to </text:span><text:span text:style-name="T9">pdf</text:span><text:span text:style-name="T8"> and </text:span><text:span text:style-name="T9">itext</text:span><text:span text:style-name="T8"> --&gt;</text:span></text:p>
      <text:p text:style-name="P1"><text:span text:style-name="T5"><text:tab/><text:tab/></text:span><text:span text:style-name="T8">&lt;!-- https://mvnrepository.com/artifact/com.lowagie/itex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.lowagi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itex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1.7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com.itextpdf/itextpdf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.itextpdf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itextpdf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3.4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apache.tomcat/jasper-jd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apache.tomcat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asper</text:span><text:span text:style-name="T5">-</text:span><text:span text:style-name="T6">jd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6.0.26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javassist/javassist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javassist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avassis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12.1.GA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JTA, JUNIT AND JXL Transaction --&gt;</text:span></text:p>
      <text:p text:style-name="P1"><text:span text:style-name="T5"><text:tab/><text:tab/></text:span><text:span text:style-name="T8">&lt;!-- https://mvnrepository.com/artifact/javax.transaction/jta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javax.transaction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ta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junit/junit --&gt;</text:span></text:p>
      <text:p text:style-name="P1"><text:soft-page-break/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junit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uni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4.8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net.sourceforge.jexcelapi/jxl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net.sourceforge.jexcelapi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xl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6.3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2"/>
      <text:p text:style-name="P1"><text:span text:style-name="T5"><text:tab/><text:tab/></text:span><text:span text:style-name="T8">&lt;!-- &lt;dependency&gt; --&gt;</text:span></text:p>
      <text:p text:style-name="P1"><text:span text:style-name="T5"><text:tab/><text:tab/></text:span><text:span text:style-name="T8">&lt;!-- &lt;groupId&gt;org.hibernate&lt;/groupId&gt; --&gt;</text:span></text:p>
      <text:p text:style-name="P1"><text:span text:style-name="T5"><text:tab/><text:tab/></text:span><text:span text:style-name="T8">&lt;!-- &lt;artifactId&gt;</text:span><text:span text:style-name="T9">hibernate</text:span><text:span text:style-name="T8">-core&lt;/artifactId&gt; --&gt;</text:span></text:p>
      <text:p text:style-name="P1"><text:span text:style-name="T5"><text:tab/><text:tab/></text:span><text:span text:style-name="T8">&lt;!-- &lt;version&gt;5.0.1.Final&lt;/version&gt; --&gt;</text:span></text:p>
      <text:p text:style-name="P1"><text:span text:style-name="T5"><text:tab/><text:tab/></text:span><text:span text:style-name="T8">&lt;!-- &lt;/dependency&gt; --&gt;</text:span></text:p>
      <text:p text:style-name="P2"/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log4j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log4j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2.17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apache.opennlp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opennlp</text:span><text:span text:style-name="T5">-tool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6.0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javax.mail/mail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javax.mail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mail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4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mysql/mysql-connector-java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mysql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mysql</text:span><text:span text:style-name="T5">-connector-java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1.6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commons-logging/commons-logging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mons-logging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commons-logging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1.3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apache.sling/org.apache.sling.commons.json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apache.sling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org.apache.sling.commons.json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0.6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oft-page-break/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9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apache.poi/poi-ooxml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</text:span><text:span text:style-name="T6">ooxml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9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org.apache.poi/poi-example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example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7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apache.poi/poi-ooxml-schema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</text:span><text:span text:style-name="T6">ooxml</text:span><text:span text:style-name="T5">-schema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9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apache.poi/poi-scratchpad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apache.poi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poi</text:span><text:span text:style-name="T5">-</text:span><text:span text:style-name="T6">scratchpad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7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lf4j/slf4j-api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lf4j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lf4j-</text:span><text:span text:style-name="T6">api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5.6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slf4j/slf4j-log4j12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slf4j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slf4j-log4j12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5.6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</text:span><text:span text:style-name="T9">Pentaho</text:span><text:span text:style-name="T8"> Reporting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reporting-engin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pentaho</text:span><text:span text:style-name="T5">-reporting-engine-classic-extension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reporting-engin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pentaho</text:span><text:span text:style-name="T5">-reporting-engine-classic-cor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serializer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oft-page-break/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repository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bas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docbundl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xml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loader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font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-stable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6">pentaho</text:span><text:span text:style-name="T5">-library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libformat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5.0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javax.persistence/persistence-api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javax.persistenc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5">persistence-</text:span><text:span text:style-name="T6">api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0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</text:span><text:span text:style-name="T9">Hibernates</text:span><text:span text:style-name="T8"> --&gt;</text:span></text:p>
      <text:p text:style-name="P1"><text:span text:style-name="T5"><text:tab/><text:tab/></text:span><text:span text:style-name="T8">&lt;!-- https://mvnrepository.com/artifact/org.hibernate/hibernate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2.3.</text:span><text:span text:style-name="T6">ga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hibernate/hibernate-tool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tool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2.0.</text:span><text:span text:style-name="T6">ga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hibernate/hibernate-entitymanager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</text:span><text:span text:style-name="T6">entitymanager</text:span><text:span text:style-name="T1">&lt;/</text:span><text:span text:style-name="T2">artifactId</text:span><text:span text:style-name="T1">&gt;</text:span></text:p>
      <text:p text:style-name="P1"><text:soft-page-break/><text:span text:style-name="T5"><text:tab/><text:tab/><text:tab/></text:span><text:span text:style-name="T1">&lt;</text:span><text:span text:style-name="T2">version</text:span><text:span text:style-name="T1">&gt;</text:span><text:span text:style-name="T5">3.3.2.GA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hibernate/hibernate-commons-annotation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commons-annotation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2.0.Final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hibernate/hibernate-annotations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annotations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3.1.GA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1"><text:span text:style-name="T5"><text:tab/><text:tab/></text:span><text:span text:style-name="T8">&lt;!-- https://mvnrepository.com/artifact/org.hibernate.javax.persistence/hibernate-jpa-2.1-api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.javax.persistenc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</text:span><text:span text:style-name="T6">jpa</text:span><text:span text:style-name="T5">-2.1-</text:span><text:span text:style-name="T6">api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1.0.0.Final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org.hibernate/hibernate-core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org.hibernate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hibernate</text:span><text:span text:style-name="T5">-core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3.3.0.GA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https://mvnrepository.com/artifact/javax.faces/jsf-api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javax.faces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jsf</text:span><text:span text:style-name="T5">-</text:span><text:span text:style-name="T6">api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1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1"><text:span text:style-name="T5"><text:tab/><text:tab/></text:span><text:span text:style-name="T8">&lt;!-- </text:span><text:span text:style-name="T9">Gson</text:span><text:span text:style-name="T8"> Dependency --&gt;</text:span></text:p>
      <text:p text:style-name="P2"/>
      <text:p text:style-name="P1"><text:span text:style-name="T5"><text:tab/><text:tab/></text:span><text:span text:style-name="T8">&lt;!-- https://mvnrepository.com/artifact/com.google.code.gson/gson --&gt;</text:span></text:p>
      <text:p text:style-name="P1"><text:span text:style-name="T5"><text:tab/><text:tab/></text:span><text:span text:style-name="T1">&lt;</text:span><text:span text:style-name="T2">dependency</text:span><text:span text:style-name="T1">&gt;</text:span></text:p>
      <text:p text:style-name="P1"><text:span text:style-name="T5"><text:tab/><text:tab/><text:tab/></text:span><text:span text:style-name="T1">&lt;</text:span><text:span text:style-name="T2">groupId</text:span><text:span text:style-name="T1">&gt;</text:span><text:span text:style-name="T5">com.google.code.gson</text:span><text:span text:style-name="T1">&lt;/</text:span><text:span text:style-name="T2">groupId</text:span><text:span text:style-name="T1">&gt;</text:span></text:p>
      <text:p text:style-name="P1"><text:span text:style-name="T5"><text:tab/><text:tab/><text:tab/></text:span><text:span text:style-name="T1">&lt;</text:span><text:span text:style-name="T2">artifactId</text:span><text:span text:style-name="T1">&gt;</text:span><text:span text:style-name="T6">gson</text:span><text:span text:style-name="T1">&lt;/</text:span><text:span text:style-name="T2">artifactId</text:span><text:span text:style-name="T1">&gt;</text:span></text:p>
      <text:p text:style-name="P1"><text:span text:style-name="T5"><text:tab/><text:tab/><text:tab/></text:span><text:span text:style-name="T1">&lt;</text:span><text:span text:style-name="T2">version</text:span><text:span text:style-name="T1">&gt;</text:span><text:span text:style-name="T5">2.2.2</text:span><text:span text:style-name="T1">&lt;/</text:span><text:span text:style-name="T2">version</text:span><text:span text:style-name="T1">&gt;</text:span></text:p>
      <text:p text:style-name="P1"><text:span text:style-name="T5"><text:tab/><text:tab/></text:span><text:span text:style-name="T1">&lt;/</text:span><text:span text:style-name="T2">dependency</text:span><text:span text:style-name="T1">&gt;</text:span></text:p>
      <text:p text:style-name="P2"/>
      <text:p text:style-name="P2"/>
      <text:p text:style-name="P1"><text:span text:style-name="T5"><text:tab/><text:tab/></text:span><text:span text:style-name="T8">&lt;!-- Add other dependencies if required. --&gt;</text:span></text:p>
      <text:p text:style-name="P2"/>
      <text:p text:style-name="P1"><text:span text:style-name="T5"><text:tab/></text:span><text:span text:style-name="T1">&lt;/</text:span><text:span text:style-name="T2">dependencies</text:span><text:span text:style-name="T1">&gt;</text:span></text:p>
      <text:p text:style-name="P1"><text:span text:style-name="T1">&lt;/</text:span><text:span text:style-name="T2">project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7:21:13.146235713</meta:creation-date>
    <dc:date>2017-02-15T17:21:35.727993659</dc:date>
    <meta:editing-duration>P0D</meta:editing-duration>
    <meta:editing-cycles>1</meta:editing-cycles>
    <meta:document-statistic meta:table-count="0" meta:image-count="0" meta:object-count="0" meta:page-count="10" meta:paragraph-count="521" meta:word-count="834" meta:character-count="17358" meta:non-whitespace-character-count="15828"/>
    <meta:generator>LibreOffice/4.2.8.2$Linux_X86_64 LibreOffice_project/420m0$Build-2</meta:generator>
  </office:meta>
</office:document-meta>
</file>